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draw:stroke="solid" svg:stroke-color="#000000" draw:fill="none" draw:fill-color="#ffffff" fo:min-height="2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0.9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1.7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0.8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marker-end="Login_20_Validated" draw:fill="none" draw:fill-color="#ffffff" fo:min-height="0.6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1.5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none" draw:fill-color="#ffffff" fo:min-height="1.6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" draw:marker-end="Select_20_Vendor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" draw:marker-end="Login_20_Valida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draw:marker-start="" draw:marker-end="Small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end="Login_20_Valida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color="#000000" draw:fill="none" draw:fill-color="#ffffff" fo:min-height="1.4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draw:stroke-dash="Ultrafine_20_2_20_Dots_20_3_20_Dashes" draw:marker-end="Login_20_Valida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svg:width="0.7862in" svg:height="2.2862in" svg:x="0.1181in" svg:y="2.0701in"><draw:text-box><text:p>IndexVC</text:p></draw:text-box></draw:frame><draw:frame text:anchor-type="paragraph" draw:z-index="1" draw:style-name="gr2" svg:width="2.4213in" svg:height="0.5862in" svg:x="2.1866in" svg:y="0.0783in"><draw:text-box><text:p text:style-name="P1">ViewController Graph</text:p><text:p><text:span text:style-name="T1">All the boxes in this graph are subclasses of UIViewController.</text:span></text:p></draw:text-box></draw:frame><draw:frame text:anchor-type="paragraph" draw:z-index="2" draw:style-name="gr3" svg:width="0.8197in" svg:height="0.9539in" svg:x="1.4673in" svg:y="1.4783in"><draw:text-box><text:p>LoginVC</text:p></draw:text-box></draw:frame><draw:frame text:anchor-type="paragraph" draw:z-index="3" draw:style-name="gr4" svg:width="1.3504in" svg:height="1.7461in" svg:x="2.8665in" svg:y="1.1102in"><draw:text-box><text:p>PaymentTableVC</text:p></draw:text-box></draw:frame><draw:frame text:anchor-type="paragraph" draw:z-index="4" draw:style-name="gr5" svg:width="1.9858in" svg:height="0.876in" svg:x="4.8709in" svg:y="0.9654in"><draw:text-box><text:p>DefaultPaymentMethodVC</text:p></draw:text-box></draw:frame><draw:frame text:anchor-type="paragraph" draw:z-index="5" draw:style-name="gr6" svg:width="1.3661in" svg:height="0.6976in" svg:x="5.4335in" svg:y="2.5217in"><draw:text-box><text:p>PaymentDataVC</text:p></draw:text-box></draw:frame><draw:frame text:anchor-type="paragraph" draw:z-index="6" draw:style-name="gr7" svg:width="1.4453in" svg:height="1.5843in" svg:x="4.8583in" svg:y="3.5154in"><draw:text-box><text:p>MakePaymentVC</text:p></draw:text-box></draw:frame><draw:frame text:anchor-type="paragraph" draw:z-index="7" draw:style-name="gr8" svg:width="1.0551in" svg:height="1.6177in" svg:x="3.0917in" svg:y="3.4701in"><draw:text-box><text:p>ReceiptVC</text:p></draw:text-box></draw:frame><draw:line text:anchor-type="paragraph" draw:z-index="8" draw:style-name="gr9" draw:text-style-name="P1" svg:x1="0.6028in" svg:y1="2.6055in" svg:x2="1.4673in" svg:y2="1.9862in"><text:p/></draw:line><draw:line text:anchor-type="paragraph" draw:z-index="9" draw:style-name="gr10" draw:text-style-name="P1" svg:x1="2.0083in" svg:y1="2.2043in" svg:x2="2.8839in" svg:y2="2.2709in"><text:p/></draw:line><draw:line text:anchor-type="paragraph" draw:z-index="10" draw:style-name="gr11" draw:text-style-name="P1" svg:x1="3.7272in" svg:y1="1.6177in" svg:x2="4.8709in" svg:y2="1.4957in"><text:p/></draw:line><draw:line text:anchor-type="paragraph" draw:z-index="11" draw:style-name="gr10" draw:text-style-name="P1" svg:x1="3.7602in" svg:y1="2.098in" svg:x2="5.4331in" svg:y2="2.8618in"><text:p/></draw:line><draw:line text:anchor-type="paragraph" draw:z-index="12" draw:style-name="gr12" draw:text-style-name="P1" svg:x1="3.6043in" svg:y1="2.6835in" svg:x2="4.8587in" svg:y2="3.8661in"><text:p/></draw:line><draw:line text:anchor-type="paragraph" draw:z-index="13" draw:style-name="gr12" draw:text-style-name="P1" svg:x1="5.2382in" svg:y1="4.3957in" svg:x2="4.1465in" svg:y2="4.4402in"><text:p/></draw:line><draw:line text:anchor-type="paragraph" draw:z-index="14" draw:style-name="gr12" draw:text-style-name="P1" svg:x1="3.3035in" svg:y1="3.8382in" svg:x2="0.9043in" svg:y2="3.8382in"><text:p/></draw:line><draw:frame text:anchor-type="paragraph" draw:z-index="15" draw:style-name="gr13" svg:width="1.5122in" svg:height="1.4449in" svg:x="1.1819in" svg:y="4.0508in"><draw:text-box><text:p>MFMailCompose</text:p></draw:text-box></draw:frame><draw:line text:anchor-type="paragraph" draw:z-index="16" draw:style-name="gr14" draw:text-style-name="P1" svg:x1="3.4535in" svg:y1="4.7472in" svg:x2="2.6937in" svg:y2="4.9146in"><text:p/></draw:line><draw:line text:anchor-type="paragraph" draw:z-index="17" draw:style-name="gr12" draw:text-style-name="P1" svg:x1="1.6909in" svg:y1="4.9874in" svg:x2="0.9043in" svg:y2="4.284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Login_20_Validated" draw:display-name="Login Validated" svg:viewBox="0 0 20 30" svg:d="m10 0-10 30h20z"/>
    <draw:marker draw:name="Select_20_Vendor" draw:display-name="Select Vendor" svg:viewBox="0 0 20 30" svg:d="m10 0-10 30h20z"/>
    <draw:marker draw:name="Small_20_Arrow" draw:display-name="Small Arrow" svg:viewBox="0 0 1321 3493" svg:d="m1321 3493h-1321l702-3493z"/>
    <draw:marker draw:name="Square" svg:viewBox="0 0 10 10" svg:d="m0 0h10v10h-1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k Warren</meta:initial-creator>
    <meta:creation-date>2012-08-26T18:43:53</meta:creation-date>
    <dc:date>2012-08-26T19:54:18</dc:date>
    <dc:creator>Hank Warren</dc:creator>
    <meta:editing-duration>PT55M14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0" meta:word-count="0" meta:character-count="0"/>
  </office:meta>
</office:document-meta>
</file>